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2521C22E4D5A48F6F7F.png" manifest:media-type="image/png"/>
  <manifest:file-entry manifest:full-path="Pictures/100002010000023A000002520DB4EE6FB82550D9.png" manifest:media-type="image/png"/>
  <manifest:file-entry manifest:full-path="Pictures/100002010000022B0000029C9A2FE2A62BEA9FC2.png" manifest:media-type="image/png"/>
  <manifest:file-entry manifest:full-path="Pictures/100002010000022B0000029C17756301F804F37C.png" manifest:media-type="image/png"/>
  <manifest:file-entry manifest:full-path="Pictures/1000020100000280000001E03B94C67671BC409C.png" manifest:media-type="image/png"/>
  <manifest:file-entry manifest:full-path="Pictures/100002010000022B0000029C1992CE65DC96C0DB.png" manifest:media-type="image/png"/>
  <manifest:file-entry manifest:full-path="Pictures/100002010000096000000960BE5DA48AA69A17C0.png" manifest:media-type="image/png"/>
  <manifest:file-entry manifest:full-path="Pictures/100002010000023A0000025234EF6A8DF49869C7.png" manifest:media-type="image/png"/>
  <manifest:file-entry manifest:full-path="Pictures/100002010000022B0000029C88771E08073FB2EE.png" manifest:media-type="image/png"/>
  <manifest:file-entry manifest:full-path="Pictures/100002010000022B0000029C4D4CB3D280C1056F.png" manifest:media-type="image/png"/>
  <manifest:file-entry manifest:full-path="Pictures/100002010000022B0000029C5421AF0993A6CE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99ff" draw:marker-start-width="0.359cm" draw:marker-end-width="0.359cm" draw:fill-color="#ffffff" draw:textarea-horizontal-align="justify" draw:textarea-vertical-align="middle" draw:auto-grow-height="false" fo:min-height="10.834cm" fo:min-width="11.48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34cm" fo:min-width="3.2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818cm" fo:min-width="3.968cm"/>
    </style:style>
    <style:style style:name="gr4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34cm" fo:min-width="3.2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236cm" fo:min-width="3.1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818cm" fo:min-width="3.96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818cm" fo:min-width="3.968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712cm" fo:min-width="3.86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714cm" fo:min-width="3.864cm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cc00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18" style:family="graphic" style:parent-style-name="objectwithoutfill">
      <style:graphic-properties draw:stroke="dash" draw:stroke-dash="Fine_20_Dashe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line draw:style-name="gr5" draw:text-style-name="P3" draw:layer="layout" svg:x1="15.1cm" svg:y1="6cm" svg:x2="16.5cm" svg:y2="5.1cm">
          <text:p/>
        </draw:line>
      </draw:page>
      <draw:page draw:name="page3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4" draw:style-name="dp1" draw:master-page-name="Default"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5" draw:style-name="dp1" draw:master-page-name="Default">
        <draw:custom-shape draw:style-name="gr6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6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0" draw:text-style-name="P4" draw:layer="layout" svg:width="3.173cm" svg:height="0.962cm" svg:x="13.3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7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8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3" draw:text-style-name="P3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9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3" draw:text-style-name="P3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0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1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2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0.663cm" svg:y="5.1cm">
          <draw:image xlink:href="Pictures/100002010000022B0000029C17756301F804F37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3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0.663cm" svg:y="5.1cm">
          <draw:image xlink:href="Pictures/100002010000022B0000029C9A2FE2A62BEA9FC2.png" xlink:type="simple" xlink:show="embed" xlink:actuate="onLoad">
            <text:p/>
          </draw:image>
        </draw:fram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4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5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  <draw:frame draw:style-name="gr13" draw:text-style-name="P3" draw:layer="layout" svg:width="2.399cm" svg:height="2.5cm" svg:x="13.5cm" svg:y="4.1cm">
          <draw:image xlink:href="Pictures/100002010000023A000002520DB4EE6FB82550D9.png" xlink:type="simple" xlink:show="embed" xlink:actuate="onLoad">
            <text:p/>
          </draw:image>
        </draw:frame>
      </draw:page>
      <draw:page draw:name="page16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</draw:page>
      <draw:page draw:name="page17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frame draw:style-name="gr10" draw:text-style-name="P4" draw:layer="layout" svg:width="5.747cm" svg:height="0.962cm" svg:x="11cm" svg:y="3.6cm">
          <draw:text-box>
            <text:p>POST startAuction</text:p>
          </draw:text-box>
        </draw:frame>
      </draw:page>
      <draw:page draw:name="page18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49cm" svg:y="7.127cm">
          <draw:text-box>
            <text:p>POST</text:p>
            <text:p>startAuction</text:p>
          </draw:text-box>
        </draw:frame>
      </draw:page>
      <draw:page draw:name="page19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5cm" svg:y="7.128cm">
          <draw:text-box>
            <text:p>POST</text:p>
            <text:p>startAuction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1992CE65DC96C0DB.png" xlink:type="simple" xlink:show="embed" xlink:actuate="onLoad">
            <text:p/>
          </draw:image>
        </draw:frame>
      </draw:page>
      <draw:page draw:name="page20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51cm" svg:y="7.129cm">
          <draw:text-box>
            <text:p>POST</text:p>
            <text:p>startAuction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4D4CB3D280C1056F.png" xlink:type="simple" xlink:show="embed" xlink:actuate="onLoad">
            <text:p/>
          </draw:image>
        </draw:frame>
      </draw:page>
      <draw:page draw:name="page21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9.1cm" svg:y1="6.6cm" svg:x2="19.1cm" svg:y2="9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</draw:page>
      <draw:page draw:name="page22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cm">
          <draw:text-box>
            <text:p>POST bid</text:p>
          </draw:text-box>
        </draw:frame>
      </draw:page>
      <draw:page draw:name="page23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.9cm" svg:y1="8.2cm" svg:x2="9.9cm" svg:y2="8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3" draw:text-style-name="P3" draw:layer="layout" svg:width="6.2cm" svg:height="6.2cm" svg:x="15.9cm" svg:y="8.3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custom-shape draw:style-name="gr4" draw:text-style-name="P1" draw:layer="layout" svg:width="3.4cm" svg:height="3.2cm" svg:x="2.8cm" svg:y="6.6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" draw:text-style-name="P4" draw:layer="layout" svg:width="3.8cm" svg:height="1.373cm" svg:x="12.3cm" svg:y="11.401cm">
          <draw:text-box>
            <text:p>POST bid</text:p>
          </draw:text-box>
        </draw:frame>
        <draw:frame draw:style-name="gr16" draw:text-style-name="P4" draw:layer="layout" svg:width="5cm" svg:height="1.673cm" svg:x="6cm" svg:y="9.427cm">
          <draw:text-box>
            <text:p>404 Not Found</text:p>
          </draw:text-box>
        </draw:frame>
      </draw:page>
      <draw:page draw:name="page24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798.125585754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3" draw:text-style-name="P3" draw:layer="layout" svg:width="6.2cm" svg:height="6.2cm" svg:x="15.9cm" svg:y="8.3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2cm">
          <draw:text-box>
            <text:p>POST bid</text:p>
          </draw:text-box>
        </draw:frame>
        <draw:frame draw:style-name="gr16" draw:text-style-name="P4" draw:layer="layout" svg:width="5cm" svg:height="1.673cm" svg:x="6cm" svg:y="9.428cm">
          <draw:text-box>
            <text:p>404 Not Found</text:p>
          </draw:text-box>
        </draw:frame>
      </draw:page>
      <draw:page draw:name="page25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cm">
          <draw:text-box>
            <text:p>auctionStarted</text:p>
          </draw:text-box>
        </draw:frame>
      </draw:page>
      <draw:page draw:name="page26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5421AF0993A6CE1E.png" xlink:type="simple" xlink:show="embed" xlink:actuate="onLoad">
            <text:p/>
          </draw:image>
        </draw:frame>
      </draw:page>
      <draw:page draw:name="page27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3" draw:text-style-name="P3" draw:layer="layout" svg:width="2.399cm" svg:height="2.5cm" svg:x="20.2cm" svg:y="1.9cm">
          <draw:image xlink:href="Pictures/100002010000023A0000025234EF6A8DF49869C7.png" xlink:type="simple" xlink:show="embed" xlink:actuate="onLoad">
            <text:p/>
          </draw:image>
        </draw:fram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88771E08073FB2EE.png" xlink:type="simple" xlink:show="embed" xlink:actuate="onLoad">
            <text:p/>
          </draw:image>
        </draw:frame>
      </draw:page>
      <draw:page draw:name="page28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18" draw:text-style-name="P3" draw:layer="layout" svg:x1="19.1cm" svg:y1="6.6cm" svg:x2="19.1cm" svg:y2="9.2cm">
          <text:p/>
        </draw:line>
        <draw:frame draw:style-name="gr13" draw:text-style-name="P3" draw:layer="layout" svg:width="2.399cm" svg:height="2.5cm" svg:x="20.2cm" svg:y="1.9cm">
          <draw:image xlink:href="Pictures/100002010000023A000002521C22E4D5A48F6F7F.png" xlink:type="simple" xlink:show="embed" xlink:actuate="onLoad">
            <text:p/>
          </draw:image>
        </draw:frame>
        <draw:frame draw:style-name="gr13" draw:text-style-name="P3" draw:layer="layout" svg:width="2.399cm" svg:height="2.5cm" svg:x="20.201cm" svg:y="8.2cm">
          <draw:image xlink:href="Pictures/100002010000023A0000025234EF6A8DF49869C7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2cm">
          <draw:text-box>
            <text:p>POST bid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</draw:page>
      <draw:page draw:name="page29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3" draw:text-style-name="P3" draw:layer="layout" svg:width="2.399cm" svg:height="2.5cm" svg:x="13.501cm" svg:y="4.1cm">
          <draw:image xlink:href="Pictures/100002010000023A000002520DB4EE6FB82550D9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30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</text:span><text:span text:style-name="T1">e</text:span><text:span text:style-name="T1">b</text:span><text:span text:style-name="T1"><text:line-break/>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</text:span><text:span text:style-name="T1">m </text:span><text:span text:style-name="T1">Ser</text:span><text:span text:style-name="T1">vic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3" draw:text-style-name="P3" draw:layer="layout" svg:width="2.399cm" svg:height="2.5cm" svg:x="13.501cm" svg:y="4.1cm">
          <draw:image xlink:href="Pictures/100002010000023A000002520DB4EE6FB82550D9.png" xlink:type="simple" xlink:show="embed" xlink:actuate="onLoad">
            <text:p/>
          </draw:image>
        </draw:frame>
        <draw:frame draw:style-name="gr13" draw:text-style-name="P3" draw:layer="layout" svg:width="6.2cm" svg:height="6.2cm" svg:x="1.4cm" svg:y="5.4cm">
          <draw:image xlink:href="Pictures/100002010000096000000960BE5DA48AA69A17C0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  <draw:frame draw:style-name="gr10" draw:text-style-name="P4" draw:layer="layout" svg:width="3.004cm" svg:height="0.962cm" svg:x="7.3cm" svg:y="8.7cm">
          <draw:text-box>
            <text:p>Price: $0</text:p>
          </draw:text-box>
        </draw:frame>
      </draw:page>
      <draw:page draw:name="page31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3cm">
          <draw:text-box>
            <text:p>POST bid</text:p>
          </draw:text-box>
        </draw:frame>
      </draw:page>
      <draw:page draw:name="page32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3cm">
          <draw:text-box>
            <text:p>POST bid</text:p>
          </draw:text-box>
        </draw:frame>
        <draw:line draw:style-name="gr19" draw:text-style-name="P3" draw:layer="layout" svg:x1="19.1cm" svg:y1="6.587cm" svg:x2="19.1cm" svg:y2="9.187cm">
          <text:p/>
        </draw:line>
        <draw:frame draw:style-name="gr16" draw:text-style-name="P4" draw:layer="layout" svg:width="4.4cm" svg:height="1.673cm" svg:x="19.5cm" svg:y="7.327cm">
          <draw:text-box>
            <text:p>priceUpdated</text:p>
          </draw:text-box>
        </draw:frame>
      </draw:page>
      <draw:page draw:name="page33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</text:span><text:span text:style-name="T1">m </text:span><text:span text:style-name="T1">Ser</text:span><text:span text:style-name="T1">vic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0" draw:text-style-name="P8" draw:layer="layout" svg:width="3.173cm" svg:height="0.962cm" svg:x="13.301cm" svg:y="3.7cm">
          <draw:text-box>
            <text:p text:style-name="P7">GET item</text:p>
          </draw:text-box>
        </draw:frame>
        <draw:frame draw:style-name="gr10" draw:text-style-name="P8" draw:layer="layout" svg:width="4.79cm" svg:height="0.962cm" svg:x="11.71cm" svg:y="11.438cm">
          <draw:text-box>
            <text:p text:style-name="P7">GET bidHistory</text:p>
          </draw:text-box>
        </draw:frame>
        <draw:frame draw:style-name="gr20" draw:text-style-name="P8" draw:layer="layout" svg:width="3.004cm" svg:height="0.962cm" svg:x="6.8cm" svg:y="8.538cm">
          <draw:text-box>
            <text:p text:style-name="P7">Price: $$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16:50.888178036</meta:creation-date>
    <dc:date>2016-09-29T10:45:54.640976082</dc:date>
    <meta:editing-duration>PT17H14M38S</meta:editing-duration>
    <meta:editing-cycles>4</meta:editing-cycles>
    <meta:generator>LibreOffice/5.1.4.2$Linux_X86_64 LibreOffice_project/10m0$Build-2</meta:generator>
    <meta:document-statistic meta:object-count="315"/>
  </office:meta>
</office:document-meta>
</file>